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4pt"/>
    </style:style>
    <style:style style:name="P2" style:family="paragraph" style:parent-style-name="Heading_20_3">
      <style:text-properties fo:color="#333333" fo:font-size="14pt"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4pt"/>
    </style:style>
    <style:style style:name="P5" style:family="paragraph" style:parent-style-name="Text_20_body">
      <style:paragraph-properties fo:text-align="start" style:justify-single-word="false"/>
      <style:text-properties fo:font-size="14pt"/>
    </style:style>
    <style:style style:name="P6" style:family="paragraph" style:parent-style-name="Text_20_body">
      <style:text-properties fo:font-size="14pt" fo:language="en" fo:country="US"/>
    </style:style>
    <style:style style:name="P7" style:family="paragraph" style:parent-style-name="Text_20_body">
      <style:text-properties fo:color="#333333" fo:font-size="14pt" fo:language="en" fo:country="US"/>
    </style:style>
    <style:style style:name="P8" style:family="paragraph" style:parent-style-name="Text_20_body">
      <style:paragraph-properties fo:margin-left="0cm" fo:margin-right="0cm" style:line-height-at-least="0.556cm" fo:text-align="start" style:justify-single-word="false" fo:widows="1" fo:text-indent="0cm" style:auto-text-indent="false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10" style:family="paragraph" style:parent-style-name="Heading_20_3">
      <style:text-properties fo:color="#333333" fo:font-size="14pt" fo:language="en" fo:country="US"/>
    </style:style>
    <style:style style:name="P11" style:family="paragraph" style:parent-style-name="Heading_20_3">
      <style:paragraph-properties fo:text-align="start" style:justify-single-word="false"/>
      <style:text-properties fo:font-size="14pt"/>
    </style:style>
    <style:style style:name="P12" style:family="paragraph" style:parent-style-name="Heading_20_3">
      <style:paragraph-properties fo:text-align="justify" style:justify-single-word="false"/>
    </style:style>
    <style:style style:name="P13" style:family="paragraph" style:parent-style-name="Text_20_body" style:list-style-name="L1">
      <style:paragraph-properties fo:text-align="start" style:justify-single-word="false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paragraph-rsid="001914fc"/>
    </style:style>
    <style:style style:name="P15" style:family="paragraph" style:parent-style-name="Text_20_body">
      <style:text-properties fo:font-size="14pt"/>
    </style:style>
    <style:style style:name="P16" style:family="paragraph" style:parent-style-name="Text_20_body">
      <style:paragraph-properties fo:text-align="start" style:justify-single-word="false"/>
      <style:text-properties fo:font-size="14pt"/>
    </style:style>
    <style:style style:name="P17" style:family="paragraph" style:parent-style-name="Text_20_body" style:list-style-name="L1">
      <style:paragraph-properties fo:text-align="start" style:justify-single-word="false"/>
      <style:text-properties fo:font-size="14pt"/>
    </style:style>
    <style:style style:name="P18" style:family="paragraph" style:parent-style-name="Text_20_body" style:list-style-name="L2">
      <style:paragraph-properties fo:text-align="start" style:justify-single-word="false"/>
      <style:text-properties fo:font-size="14pt"/>
    </style:style>
    <style:style style:name="P19" style:family="paragraph" style:parent-style-name="Text_20_body">
      <style:text-properties fo:font-size="14pt" fo:language="en" fo:country="US"/>
    </style:style>
    <style:style style:name="P20" style:family="paragraph" style:parent-style-name="Text_20_body">
      <style:text-properties fo:color="#333333" fo:font-size="14pt" fo:language="en" fo:country="US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margin-left="0cm" fo:margin-right="0cm" style:line-height-at-least="0.556cm" fo:text-align="start" style:justify-single-word="false" fo:widows="1" fo:text-indent="0cm" style:auto-text-indent="false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T1" style:family="text">
      <style:text-properties fo:font-size="14pt"/>
    </style:style>
    <style:style style:name="T2" style:family="text">
      <style:text-properties fo:font-size="14pt" fo:font-weight="bold"/>
    </style:style>
    <style:style style:name="T3" style:family="text">
      <style:text-properties fo:font-size="14pt" fo:language="en" fo:country="US"/>
    </style:style>
    <style:style style:name="T4" style:family="text">
      <style:text-properties fo:font-size="14pt" officeooo:rsid="0017455c"/>
    </style:style>
    <style:style style:name="T5" style:family="text">
      <style:text-properties fo:language="es" fo:country="ES"/>
    </style:style>
    <style:style style:name="T6" style:family="text">
      <style:text-properties fo:font-variant="normal" fo:text-transform="none" fo:color="#ef4540" style:font-name="Helvetica" fo:font-size="14pt" fo:letter-spacing="normal" fo:font-style="normal" fo:font-weight="normal"/>
    </style:style>
    <style:style style:name="T7" style:family="text">
      <style:text-properties fo:color="#0000ff" fo:font-size="14pt"/>
    </style:style>
    <style:style style:name="T8" style:family="text">
      <style:text-properties officeooo:rsid="0017455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1. Global business environment</text:h>
      <text:h text:style-name="P2" text:outline-level="3">Purpose</text:h>
      <text:p text:style-name="P6">Introduce the students to the concept of globalization and explain how it affects markets, production, inequality, culture, sovereignty and the environment</text:p>
      <text:h text:style-name="P2" text:outline-level="3">Resources</text:h>
      <text:p text:style-name="P7">The course will use for this part, as the main study material, the e-book:</text:p>
      <text:p text:style-name="Text_20_body"><text:span text:style-name="T1">Wild, John J, and Kenneth L Wild. 2020. </text:span><text:span text:style-name="Emphasis"><text:span text:style-name="T1">International Business: The Challenges of Globalization</text:span></text:span><text:span text:style-name="T1">. Harlow: Pearson</text:span> </text:p>
      <text:p text:style-name="P4">The book can be consulted through the route:</text:p>
      <text:p text:style-name="P3"><text:a xlink:type="simple" xlink:href="http://www.ebooks7-24.com.ezproxy.umng.edu.co/?il=8857" office:target-frame-name="_blank" xlink:show="new" text:style-name="Internet_20_link" text:visited-style-name="Visited_20_Internet_20_Link"><text:span text:style-name="T3">http://www.ebooks7-24.com.ezproxy.umng.edu.co/?il=8857</text:span></text:a><text:span text:style-name="T1"> &gt; Login with username and password *</text:span> </text:p>
      <text:p text:style-name="P8"><text:span text:style-name="T6">*</text:span><text:span text:style-name="T1">Remember that the user and password to access and read the e-book are the same that you use to check your grades.</text:span> </text:p>
      <text:p text:style-name="Text_20_body"><text:span text:style-name="Strong_20_Emphasis"><text:span text:style-name="T1">Methodological Process</text:span></text:span></text:p>
      <text:p text:style-name="Text_20_body"><text:span text:style-name="T2">1. </text:span><text:span text:style-name="T1">Read and review Chapter 1.</text:span> </text:p>
      <text:p text:style-name="P9"><text:span text:style-name="T2">2. </text:span><text:span text:style-name="T1">Make a conceptual map where the elements mentioned in Chapter 1 are ordered in a logical manner so that it can be used as an input in the activity </text:span><text:span text:style-name="T2">Questionare 1</text:span>. </text:p>
      <text:p text:style-name="P9"/>
      <text:p text:style-name="P5">The realization of the conceptual map is not a qualifiable activity to be delivered, but a tool that can be used to understand the topics discussed in these parts of the e-book.</text:p>
      <text:h text:style-name="P1" text:outline-level="3">Additional Resources</text:h>
      <text:p text:style-name="P5">Bubbl.us: Online tool for the creation of conceptual maps or mental schemes. It does not require any previous installation because it is a Web 2.0 tool.</text:p>
      <text:list xml:id="list1492125940" text:style-name="L2">
        <text:list-item>
          <text:p text:style-name="P14"><text:span text:style-name="T1">Where can I find it?: </text:span><text:a xlink:type="simple" xlink:href="https://bubbl.us/" office:target-frame-name="_blank" xlink:show="new" text:style-name="Internet_20_link" text:visited-style-name="Visited_20_Internet_20_Link"><text:span text:style-name="Emphasis"><text:span text:style-name="Strong_20_Emphasis"><text:span text:style-name="T7">click here</text:span></text:span></text:span></text:a><text:span text:style-name="T1"> </text:span><text:span text:style-name="T4">[https://bubbl.us/]</text:span></text:p>
        </text:list-item>
        <text:list-item>
          <text:p text:style-name="P18">Tutorial bubbl.us: <text:span text:style-name="T8">[https://youtu.be/5TGO_LDiab8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09:08:47.066239619</dc:date>
    <meta:editing-duration>PT38M16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08" meta:character-count="1308" meta:non-whitespace-character-count="1114"/>
  </office:meta>
</office:document-meta>
</file>